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9.67mm"/>
    </style:style>
    <style:style style:name="co6" style:family="table-column">
      <style:table-column-properties fo:break-before="auto" style:column-width="1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underline-style="none"/>
    </style:style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re-temps-0" table:style-name="ta1">
        <table:shapes>
          <draw:frame draw:z-index="0" draw:style-name="gr1" draw:text-style-name="P1" svg:width="159.99mm" svg:height="89.99mm" svg:x="67.26mm" svg:y="27.1mm">
            <loext:p/>
            <draw:object draw:notify-on-update-of-ranges="'core-temps-0'.E1:'core-temps-0'.E1 'core-temps-0'.E2:'core-temps-0'.E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úcleo 0</text:p>
          </table:table-cell>
          <table:table-cell office:value-type="string" calcext:value-type="string">
            <text:p>Núcleo 1</text:p>
          </table:table-cell>
          <table:table-cell office:value-type="string" calcext:value-type="string">
            <text:p>Núcleo 2</text:p>
          </table:table-cell>
          <table:table-cell office:value-type="string" calcext:value-type="string">
            <text:p>Núcleo 3</text:p>
          </table:table-cell>
          <table:table-cell office:value-type="string" calcext:value-type="string">
            <text:p>Promedio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2:.D2])" office:value-type="float" office:value="90.5" calcext:value-type="float">
            <text:p>90.5</text:p>
          </table:table-cell>
          <table:table-cell/>
          <table:table-cell table:formula="of:=MEDIAN([.A2:.A101])" office:value-type="float" office:value="90" calcext:value-type="float">
            <text:p>90</text:p>
          </table:table-cell>
          <table:table-cell table:formula="of:=MEDIAN([.B2:.B101])" office:value-type="float" office:value="92" calcext:value-type="float">
            <text:p>92</text:p>
          </table:table-cell>
          <table:table-cell table:formula="of:=MEDIAN([.C2:.C101])" office:value-type="float" office:value="91" calcext:value-type="float">
            <text:p>91</text:p>
          </table:table-cell>
          <table:table-cell table:formula="of:=MEDIAN([.D2:.D101]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:.D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4:.D4])" office:value-type="float" office:value="88.5" calcext:value-type="float">
            <text:p>88.5</text:p>
          </table:table-cell>
          <table:table-cell/>
          <table:table-cell table:style-name="ce1" table:formula="of:=AVERAGE([.E2:.E100])" office:value-type="float" office:value="90.1363636363636" calcext:value-type="float">
            <text:p>90.13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5:.D5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6:.D6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:.D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:.D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9:.D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0:.D1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11:.D11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12:.D1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3:.D1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14:.D1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5:.D1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16:.D1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7:.D1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18:.D1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9:.D1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0:.D20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21:.D21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2:.D2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23:.D23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24:.D24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25:.D25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MEDIAN([.A26:.D26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27:.D2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8:.D28])"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29:.D2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30:.D30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31:.D3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32:.D32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3:.D3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34:.D3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35:.D3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36:.D36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7:.D37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8:.D38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39:.D39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40:.D40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1:.D4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42:.D42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3:.D4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44:.D44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formula="of:=MEDIAN([.A45:.D4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46:.D46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47:.D47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48:.D4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49:.D49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50:.D5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1:.D5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52:.D52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53:.D5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MEDIAN([.A54:.D5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5:.D55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56:.D5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57:.D5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58:.D58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59:.D59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60:.D60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1:.D6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62:.D6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3:.D63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64:.D64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65:.D65]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66:.D6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7:.D6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68:.D6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69:.D69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0:.D70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MEDIAN([.A71:.D71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72:.D72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formula="of:=MEDIAN([.A73:.D73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74:.D74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5:.D75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76:.D7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77:.D77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78:.D78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79:.D79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80:.D8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1:.D81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82:.D82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3:.D8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4:.D84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85:.D85])" office:value-type="float" office:value="91.5" calcext:value-type="float">
            <text:p>91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formula="of:=MEDIAN([.A86:.D86])" office:value-type="float" office:value="88.5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87:.D87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88:.D88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89:.D89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90:.D90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1:.D91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table:formula="of:=MEDIAN([.A92:.D92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93:.D93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94:.D94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formula="of:=MEDIAN([.A95:.D95])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formula="of:=MEDIAN([.A96:.D96])"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MEDIAN([.A97:.D97])"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98:.D98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formula="of:=MEDIAN([.A99:.D99])" office:value-type="float" office:value="89.5" calcext:value-type="float">
            <text:p>89.5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formula="of:=MEDIAN([.A100:.D100])" office:value-type="float" office:value="90.5" calcext:value-type="float">
            <text:p>90.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formula="of:=MEDIAN([.A101:.D101])" office:value-type="float" office:value="88.5" calcext:value-type="float">
            <text:p>88.5</text:p>
          </table:table-cell>
          <table:table-cell table:number-columns-repeated="5"/>
        </table:table-row>
      </table:table>
      <table:table table:name="thread-freqs-0" table:style-name="ta1">
        <table:shapes>
          <draw:frame draw:z-index="0" draw:style-name="gr1" draw:text-style-name="P1" svg:width="159.99mm" svg:height="89.99mm" svg:x="121.82mm" svg:y="27.83mm">
            <loext:p/>
            <draw:object draw:notify-on-update-of-ranges="'thread-freqs-0'.I1:'thread-freqs-0'.I1 'thread-freqs-0'.I2:'thread-freqs-0'.I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8" table:default-cell-style-name="Default"/>
        <table:table-column table:style-name="co3" table:default-cell-style-name="ce2"/>
        <table:table-column table:style-name="co3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  <table:table-cell table:style-name="Default" office:value-type="string" calcext:value-type="string">
            <text:p>Promedio</text:p>
          </table:table-cell>
          <table:table-cell/>
          <table:table-cell office:value-type="string" calcext:value-type="string">
            <text:p>Hilo 0</text:p>
          </table:table-cell>
          <table:table-cell office:value-type="string" calcext:value-type="string">
            <text:p>Hilo 1</text:p>
          </table:table-cell>
          <table:table-cell office:value-type="string" calcext:value-type="string">
            <text:p>Hilo 2</text:p>
          </table:table-cell>
          <table:table-cell office:value-type="string" calcext:value-type="string">
            <text:p>Hilo 3</text:p>
          </table:table-cell>
          <table:table-cell office:value-type="string" calcext:value-type="string">
            <text:p>Hilo 4</text:p>
          </table:table-cell>
          <table:table-cell office:value-type="string" calcext:value-type="string">
            <text:p>Hilo 5</text:p>
          </table:table-cell>
          <table:table-cell office:value-type="string" calcext:value-type="string">
            <text:p>Hilo 6</text:p>
          </table:table-cell>
          <table:table-cell office:value-type="string" calcext:value-type="string">
            <text:p>Hilo 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2:.H2])" office:value-type="float" office:value="2.1825" calcext:value-type="float">
            <text:p>2.183</text:p>
          </table:table-cell>
          <table:table-cell/>
          <table:table-cell table:formula="of:=MEDIAN([.A2:.A100])" office:value-type="float" office:value="2.18" calcext:value-type="float">
            <text:p>2.18</text:p>
          </table:table-cell>
          <table:table-cell table:formula="of:=MEDIAN([.B2:.B100])" office:value-type="float" office:value="2.17" calcext:value-type="float">
            <text:p>2.17</text:p>
          </table:table-cell>
          <table:table-cell table:formula="of:=MEDIAN([.C2:.C100])" office:value-type="float" office:value="2.18" calcext:value-type="float">
            <text:p>2.18</text:p>
          </table:table-cell>
          <table:table-cell table:formula="of:=MEDIAN([.D2:.D100])" office:value-type="float" office:value="2.17" calcext:value-type="float">
            <text:p>2.17</text:p>
          </table:table-cell>
          <table:table-cell table:formula="of:=MEDIAN([.E2:.E100])" office:value-type="float" office:value="2.18" calcext:value-type="float">
            <text:p>2.18</text:p>
          </table:table-cell>
          <table:table-cell table:formula="of:=MEDIAN([.F2:.F100])" office:value-type="float" office:value="2.18" calcext:value-type="float">
            <text:p>2.18</text:p>
          </table:table-cell>
          <table:table-cell table:formula="of:=MEDIAN([.G2:.G100])" office:value-type="float" office:value="2.17" calcext:value-type="float">
            <text:p>2.17</text:p>
          </table:table-cell>
          <table:table-cell table:formula="of:=MEDIAN([.H2:.H100])"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3:.H3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.98" calcext:value-type="float">
            <text:p>1.98</text:p>
          </table:table-cell>
          <table:table-cell table:formula="of:=AVERAGE([.A4:.H4])" office:value-type="float" office:value="1.9875" calcext:value-type="float">
            <text:p>1.988</text:p>
          </table:table-cell>
          <table:table-cell/>
          <table:table-cell table:style-name="ce2" table:formula="of:=AVERAGE([.I2:.I100])" office:value-type="float" office:value="2.15433080808081" calcext:value-type="float">
            <text:p>2.154</text:p>
          </table:table-cell>
          <table:table-cell table:number-columns-repeated="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5:.H5])" office:value-type="float" office:value="2.09125" calcext:value-type="float">
            <text:p>2.09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table:number-columns-repeated="4" office:value-type="float" office:value="2.18" calcext:value-type="float">
            <text:p>2.18</text:p>
          </table:table-cell>
          <table:table-cell table:number-columns-repeated="2" office:value-type="float" office:value="2.17" calcext:value-type="float">
            <text:p>2.17</text:p>
          </table:table-cell>
          <table:table-cell table:formula="of:=AVERAGE([.A6:.H6])" office:value-type="float" office:value="2.1775" calcext:value-type="float">
            <text:p>2.178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7:.H7])" office:value-type="float" office:value="2.11875" calcext:value-type="float">
            <text:p>2.119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8:.H8])" office:value-type="float" office:value="2.1775" calcext:value-type="float">
            <text:p>2.178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9:.H9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10:.H10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formula="of:=AVERAGE([.A11:.H11])" office:value-type="float" office:value="1.99625" calcext:value-type="float">
            <text:p>1.9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2:.H12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13:.H13])" office:value-type="float" office:value="2.1975" calcext:value-type="float">
            <text:p>2.19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5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4:.H14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7" office:value-type="float" office:value="2.11" calcext:value-type="float">
            <text:p>2.11</text:p>
          </table:table-cell>
          <table:table-cell table:formula="of:=AVERAGE([.A15:.H15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16:.H16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17:.H17])" office:value-type="float" office:value="2.11125" calcext:value-type="float">
            <text:p>2.111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table:formula="of:=AVERAGE([.A18:.H18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3" office:value-type="float" office:value="2.18" calcext:value-type="float">
            <text:p>2.18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19:.H19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20:.H20])" office:value-type="float" office:value="2.1125" calcext:value-type="float">
            <text:p>2.113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21:.H21])" office:value-type="float" office:value="2.18625" calcext:value-type="float">
            <text:p>2.186</text:p>
          </table:table-cell>
          <table:table-cell table:number-columns-repeated="9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.34" calcext:value-type="float">
            <text:p>2.34</text:p>
          </table:table-cell>
          <table:table-cell office:value-type="float" office:value="2.32" calcext:value-type="float">
            <text:p>2.32</text:p>
          </table:table-cell>
          <table:table-cell office:value-type="float" office:value="2.37" calcext:value-type="float">
            <text:p>2.37</text:p>
          </table:table-cell>
          <table:table-cell office:value-type="float" office:value="2.39" calcext:value-type="float">
            <text:p>2.39</text:p>
          </table:table-cell>
          <table:table-cell office:value-type="float" office:value="2.32" calcext:value-type="float">
            <text:p>2.32</text:p>
          </table:table-cell>
          <table:table-cell office:value-type="float" office:value="2.29" calcext:value-type="float">
            <text:p>2.29</text:p>
          </table:table-cell>
          <table:table-cell office:value-type="float" office:value="2.34" calcext:value-type="float">
            <text:p>2.34</text:p>
          </table:table-cell>
          <table:table-cell table:formula="of:=AVERAGE([.A22:.H22])" office:value-type="float" office:value="2.3325" calcext:value-type="float">
            <text:p>2.33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23:.H23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24:.H24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25:.H25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26:.H26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table:formula="of:=AVERAGE([.A27:.H27])" office:value-type="float" office:value="2.18375" calcext:value-type="float">
            <text:p>2.184</text:p>
          </table:table-cell>
          <table:table-cell table:number-columns-repeated="9"/>
        </table:table-row>
        <table:table-row table:style-name="ro1">
          <table:table-cell table:number-columns-repeated="6"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28:.H28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formula="of:=AVERAGE([.A29:.H29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1" calcext:value-type="float">
            <text:p>2.11</text:p>
          </table:table-cell>
          <table:table-cell table:formula="of:=AVERAGE([.A30:.H30])" office:value-type="float" office:value="2.11" calcext:value-type="float">
            <text:p>2.110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2.11" calcext:value-type="float">
            <text:p>2.11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formula="of:=AVERAGE([.A31:.H31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table:number-columns-repeated="2" office:value-type="float" office:value="2.17" calcext:value-type="float">
            <text:p>2.17</text:p>
          </table:table-cell>
          <table:table-cell table:formula="of:=AVERAGE([.A32:.H32])" office:value-type="float" office:value="2.18" calcext:value-type="float">
            <text:p>2.180</text:p>
          </table:table-cell>
          <table:table-cell table:number-columns-repeated="9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4" office:value-type="float" office:value="2.11" calcext:value-type="float">
            <text:p>2.11</text:p>
          </table:table-cell>
          <table:table-cell table:formula="of:=AVERAGE([.A33:.H33])" office:value-type="float" office:value="2.10625" calcext:value-type="float">
            <text:p>2.106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9" calcext:value-type="float">
            <text:p>2.19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table:formula="of:=AVERAGE([.A34:.H34])" office:value-type="float" office:value="2.17875" calcext:value-type="float">
            <text:p>2.179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6" office:value-type="float" office:value="2.2" calcext:value-type="float">
            <text:p>2.2</text:p>
          </table:table-cell>
          <table:table-cell table:formula="of:=AVERAGE([.A35:.H35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table:number-columns-repeated="4" office:value-type="float" office:value="2.24" calcext:value-type="float">
            <text:p>2.24</text:p>
          </table:table-cell>
          <table:table-cell table:formula="of:=AVERAGE([.A36:.H36])" office:value-type="float" office:value="2.24" calcext:value-type="float">
            <text:p>2.240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formula="of:=AVERAGE([.A37:.H37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32" calcext:value-type="float">
            <text:p>2.32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2.32" calcext:value-type="float">
            <text:p>2.32</text:p>
          </table:table-cell>
          <table:table-cell office:value-type="float" office:value="2.33" calcext:value-type="float">
            <text:p>2.33</text:p>
          </table:table-cell>
          <table:table-cell office:value-type="float" office:value="2.31" calcext:value-type="float">
            <text:p>2.31</text:p>
          </table:table-cell>
          <table:table-cell office:value-type="float" office:value="2.29" calcext:value-type="float">
            <text:p>2.29</text:p>
          </table:table-cell>
          <table:table-cell table:formula="of:=AVERAGE([.A38:.H38])" office:value-type="float" office:value="2.3125" calcext:value-type="float">
            <text:p>2.313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5" calcext:value-type="float">
            <text:p>2.05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formula="of:=AVERAGE([.A39:.H39])" office:value-type="float" office:value="2.05" calcext:value-type="float">
            <text:p>2.05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40:.H40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41:.H41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table:formula="of:=AVERAGE([.A42:.H42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formula="of:=AVERAGE([.A43:.H43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22" calcext:value-type="float">
            <text:p>2.22</text:p>
          </table:table-cell>
          <table:table-cell table:number-columns-repeated="5" office:value-type="float" office:value="2.24" calcext:value-type="float">
            <text:p>2.24</text:p>
          </table:table-cell>
          <table:table-cell table:formula="of:=AVERAGE([.A44:.H44])" office:value-type="float" office:value="2.2275" calcext:value-type="float">
            <text:p>2.22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45:.H45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6" calcext:value-type="float">
            <text:p>2.06</text:p>
          </table:table-cell>
          <table:table-cell table:number-columns-repeated="2" office:value-type="float" office:value="2.05" calcext:value-type="float">
            <text:p>2.05</text:p>
          </table:table-cell>
          <table:table-cell table:number-columns-repeated="3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46:.H46])" office:value-type="float" office:value="2.05625" calcext:value-type="float">
            <text:p>2.056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formula="of:=AVERAGE([.A47:.H47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formula="of:=AVERAGE([.A48:.H48])" office:value-type="float" office:value="2.1175" calcext:value-type="float">
            <text:p>2.118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formula="of:=AVERAGE([.A49:.H49])" office:value-type="float" office:value="2.185" calcext:value-type="float">
            <text:p>2.185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office:value-type="float" office:value="2.23" calcext:value-type="float">
            <text:p>2.23</text:p>
          </table:table-cell>
          <table:table-cell office:value-type="float" office:value="2.27" calcext:value-type="float">
            <text:p>2.27</text:p>
          </table:table-cell>
          <table:table-cell office:value-type="float" office:value="2.25" calcext:value-type="float">
            <text:p>2.25</text:p>
          </table:table-cell>
          <table:table-cell table:formula="of:=AVERAGE([.A50:.H50])" office:value-type="float" office:value="2.24625" calcext:value-type="float">
            <text:p>2.24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2.05" calcext:value-type="float">
            <text:p>2.05</text:p>
          </table:table-cell>
          <table:table-cell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formula="of:=AVERAGE([.A51:.H51])" office:value-type="float" office:value="2.0525" calcext:value-type="float">
            <text:p>2.053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52:.H52])" office:value-type="float" office:value="2.12625" calcext:value-type="float">
            <text:p>2.12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3:.H5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4:.H5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5" office:value-type="float" office:value="2.12" calcext:value-type="float">
            <text:p>2.12</text:p>
          </table:table-cell>
          <table:table-cell table:formula="of:=AVERAGE([.A55:.H55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56:.H56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number-columns-repeated="7" office:value-type="float" office:value="2.2" calcext:value-type="float">
            <text:p>2.2</text:p>
          </table:table-cell>
          <table:table-cell table:formula="of:=AVERAGE([.A57:.H57])" office:value-type="float" office:value="2.205" calcext:value-type="float">
            <text:p>2.205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1" calcext:value-type="float">
            <text:p>2.1</text:p>
          </table:table-cell>
          <table:table-cell office:value-type="float" office:value="2.07" calcext:value-type="float">
            <text:p>2.07</text:p>
          </table:table-cell>
          <table:table-cell table:formula="of:=AVERAGE([.A58:.H58])" office:value-type="float" office:value="2.09625" calcext:value-type="float">
            <text:p>2.096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3" office:value-type="float" office:value="2.06" calcext:value-type="float">
            <text:p>2.06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2.07" calcext:value-type="float">
            <text:p>2.07</text:p>
          </table:table-cell>
          <table:table-cell table:formula="of:=AVERAGE([.A59:.H59])" office:value-type="float" office:value="2.0625" calcext:value-type="float">
            <text:p>2.06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0:.H6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61:.H61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table:number-columns-repeated="4"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62:.H62])" office:value-type="float" office:value="2.1825" calcext:value-type="float">
            <text:p>2.18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3:.H63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2.07" calcext:value-type="float">
            <text:p>2.07</text:p>
          </table:table-cell>
          <table:table-cell table:number-columns-repeated="2"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table:formula="of:=AVERAGE([.A64:.H64])" office:value-type="float" office:value="2.06625" calcext:value-type="float">
            <text:p>2.066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65:.H65])" office:value-type="float" office:value="2.11375" calcext:value-type="float">
            <text:p>2.11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4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formula="of:=AVERAGE([.A66:.H66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67:.H6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12" calcext:value-type="float">
            <text:p>2.12</text:p>
          </table:table-cell>
          <table:table-cell table:formula="of:=AVERAGE([.A68:.H68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table:number-columns-repeated="5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1" calcext:value-type="float">
            <text:p>2.11</text:p>
          </table:table-cell>
          <table:table-cell table:formula="of:=AVERAGE([.A69:.H69])" office:value-type="float" office:value="2.17625" calcext:value-type="float">
            <text:p>2.176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0:.H7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5" calcext:value-type="float">
            <text:p>2.25</text:p>
          </table:table-cell>
          <table:table-cell office:value-type="float" office:value="2.26" calcext:value-type="float">
            <text:p>2.26</text:p>
          </table:table-cell>
          <table:table-cell table:number-columns-repeated="5" office:value-type="float" office:value="2.25" calcext:value-type="float">
            <text:p>2.25</text:p>
          </table:table-cell>
          <table:table-cell table:formula="of:=AVERAGE([.A71:.H71])" office:value-type="float" office:value="2.25125" calcext:value-type="float">
            <text:p>2.251</text:p>
          </table:table-cell>
          <table:table-cell table:number-columns-repeated="9"/>
        </table:table-row>
        <table:table-row table:style-name="ro1">
          <table:table-cell table:number-columns-repeated="7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formula="of:=AVERAGE([.A72:.H72])" office:value-type="float" office:value="2.19875" calcext:value-type="float">
            <text:p>2.199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2.08" calcext:value-type="float">
            <text:p>2.08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6" calcext:value-type="float">
            <text:p>2.06</text:p>
          </table:table-cell>
          <table:table-cell table:formula="of:=AVERAGE([.A73:.H73])" office:value-type="float" office:value="2.07375" calcext:value-type="float">
            <text:p>2.074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5" office:value-type="float" office:value="2.2" calcext:value-type="float">
            <text:p>2.2</text:p>
          </table:table-cell>
          <table:table-cell table:formula="of:=AVERAGE([.A74:.H74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2"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75:.H75])" office:value-type="float" office:value="2.12" calcext:value-type="float">
            <text:p>2.120</text:p>
          </table:table-cell>
          <table:table-cell table:number-columns-repeated="9"/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2.2" calcext:value-type="float">
            <text:p>2.2</text:p>
          </table:table-cell>
          <table:table-cell office:value-type="float" office:value="2.29" calcext:value-type="float">
            <text:p>2.29</text:p>
          </table:table-cell>
          <table:table-cell office:value-type="float" office:value="2.3" calcext:value-type="float">
            <text:p>2.3</text:p>
          </table:table-cell>
          <table:table-cell office:value-type="float" office:value="2.33" calcext:value-type="float">
            <text:p>2.33</text:p>
          </table:table-cell>
          <table:table-cell office:value-type="float" office:value="2.23" calcext:value-type="float">
            <text:p>2.23</text:p>
          </table:table-cell>
          <table:table-cell office:value-type="float" office:value="2.2" calcext:value-type="float">
            <text:p>2.2</text:p>
          </table:table-cell>
          <table:table-cell table:formula="of:=AVERAGE([.A76:.H76])" office:value-type="float" office:value="2.23125" calcext:value-type="float">
            <text:p>2.23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77:.H77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table:number-columns-repeated="4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78:.H78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3" calcext:value-type="float">
            <text:p>2.23</text:p>
          </table:table-cell>
          <table:table-cell office:value-type="float" office:value="2.24" calcext:value-type="float">
            <text:p>2.24</text:p>
          </table:table-cell>
          <table:table-cell office:value-type="float" office:value="2.25" calcext:value-type="float">
            <text:p>2.25</text:p>
          </table:table-cell>
          <table:table-cell table:formula="of:=AVERAGE([.A79:.H79])" office:value-type="float" office:value="2.24375" calcext:value-type="float">
            <text:p>2.244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0:.H8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office:value-type="float" office:value="2.08" calcext:value-type="float">
            <text:p>2.08</text:p>
          </table:table-cell>
          <table:table-cell office:value-type="float" office:value="2.07" calcext:value-type="float">
            <text:p>2.07</text:p>
          </table:table-cell>
          <table:table-cell office:value-type="float" office:value="2.03" calcext:value-type="float">
            <text:p>2.03</text:p>
          </table:table-cell>
          <table:table-cell office:value-type="float" office:value="2.1" calcext:value-type="float">
            <text:p>2.1</text:p>
          </table:table-cell>
          <table:table-cell table:formula="of:=AVERAGE([.A81:.H81])" office:value-type="float" office:value="2.0675" calcext:value-type="float">
            <text:p>2.068</text:p>
          </table:table-cell>
          <table:table-cell table:number-columns-repeated="9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82:.H82])" office:value-type="float" office:value="2.15875" calcext:value-type="float">
            <text:p>2.15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25" calcext:value-type="float">
            <text:p>2.25</text:p>
          </table:table-cell>
          <table:table-cell table:number-columns-repeated="2" office:value-type="float" office:value="2.24" calcext:value-type="float">
            <text:p>2.24</text:p>
          </table:table-cell>
          <table:table-cell office:value-type="float" office:value="2.26" calcext:value-type="float">
            <text:p>2.26</text:p>
          </table:table-cell>
          <table:table-cell office:value-type="float" office:value="2.22" calcext:value-type="float">
            <text:p>2.22</text:p>
          </table:table-cell>
          <table:table-cell table:formula="of:=AVERAGE([.A83:.H83])" office:value-type="float" office:value="2.245" calcext:value-type="float">
            <text:p>2.245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4:.H84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2" office:value-type="float" office:value="2.07" calcext:value-type="float">
            <text:p>2.07</text:p>
          </table:table-cell>
          <table:table-cell office:value-type="float" office:value="2.06" calcext:value-type="float">
            <text:p>2.06</text:p>
          </table:table-cell>
          <table:table-cell office:value-type="float" office:value="2.07" calcext:value-type="float">
            <text:p>2.07</text:p>
          </table:table-cell>
          <table:table-cell table:number-columns-repeated="3" office:value-type="float" office:value="2.06" calcext:value-type="float">
            <text:p>2.06</text:p>
          </table:table-cell>
          <table:table-cell table:formula="of:=AVERAGE([.A85:.H85])" office:value-type="float" office:value="2.06625" calcext:value-type="float">
            <text:p>2.066</text:p>
          </table:table-cell>
          <table:table-cell table:number-columns-repeated="9"/>
        </table:table-row>
        <table:table-row table:style-name="ro1">
          <table:table-cell office:value-type="float" office:value="2.17" calcext:value-type="float">
            <text:p>2.17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86:.H86])" office:value-type="float" office:value="2.19375" calcext:value-type="float">
            <text:p>2.194</text:p>
          </table:table-cell>
          <table:table-cell table:number-columns-repeated="9"/>
        </table:table-row>
        <table:table-row table:style-name="ro1">
          <table:table-cell table:number-columns-repeated="3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office:value-type="float" office:value="2.12" calcext:value-type="float">
            <text:p>2.12</text:p>
          </table:table-cell>
          <table:table-cell table:formula="of:=AVERAGE([.A87:.H87])" office:value-type="float" office:value="2.1225" calcext:value-type="float">
            <text:p>2.123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8:.H88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89:.H89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2" office:value-type="float" office:value="2.1" calcext:value-type="float">
            <text:p>2.1</text:p>
          </table:table-cell>
          <table:table-cell table:number-columns-repeated="5" office:value-type="float" office:value="2.11" calcext:value-type="float">
            <text:p>2.11</text:p>
          </table:table-cell>
          <table:table-cell table:formula="of:=AVERAGE([.A90:.H90])" office:value-type="float" office:value="2.1075" calcext:value-type="float">
            <text:p>2.108</text:p>
          </table:table-cell>
          <table:table-cell table:number-columns-repeated="9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2.19" calcext:value-type="float">
            <text:p>2.19</text:p>
          </table:table-cell>
          <table:table-cell table:number-columns-repeated="4" office:value-type="float" office:value="2.2" calcext:value-type="float">
            <text:p>2.2</text:p>
          </table:table-cell>
          <table:table-cell table:formula="of:=AVERAGE([.A91:.H91])" office:value-type="float" office:value="2.19625" calcext:value-type="float">
            <text:p>2.19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.2" calcext:value-type="float">
            <text:p>2.2</text:p>
          </table:table-cell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9" calcext:value-type="float">
            <text:p>2.19</text:p>
          </table:table-cell>
          <table:table-cell table:formula="of:=AVERAGE([.A92:.H92])" office:value-type="float" office:value="2.19" calcext:value-type="float">
            <text:p>2.190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3:.H93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2" calcext:value-type="float">
            <text:p>2.2</text:p>
          </table:table-cell>
          <table:table-cell office:value-type="float" office:value="2.18" calcext:value-type="float">
            <text:p>2.18</text:p>
          </table:table-cell>
          <table:table-cell office:value-type="float" office:value="2.17" calcext:value-type="float">
            <text:p>2.17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2" calcext:value-type="float">
            <text:p>2.2</text:p>
          </table:table-cell>
          <table:table-cell table:formula="of:=AVERAGE([.A94:.H94])" office:value-type="float" office:value="2.18875" calcext:value-type="float">
            <text:p>2.189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2" calcext:value-type="float">
            <text:p>2.2</text:p>
          </table:table-cell>
          <table:table-cell table:formula="of:=AVERAGE([.A95:.H95])" office:value-type="float" office:value="2.155" calcext:value-type="float">
            <text:p>2.155</text:p>
          </table:table-cell>
          <table:table-cell table:number-columns-repeated="9"/>
        </table:table-row>
        <table:table-row table:style-name="ro1">
          <table:table-cell office:value-type="float" office:value="2.11" calcext:value-type="float">
            <text:p>2.11</text:p>
          </table:table-cell>
          <table:table-cell table:number-columns-repeated="3" office:value-type="float" office:value="2.12" calcext:value-type="float">
            <text:p>2.12</text:p>
          </table:table-cell>
          <table:table-cell office:value-type="float" office:value="2.1" calcext:value-type="float">
            <text:p>2.1</text:p>
          </table:table-cell>
          <table:table-cell office:value-type="float" office:value="2.11" calcext:value-type="float">
            <text:p>2.11</text:p>
          </table:table-cell>
          <table:table-cell table:number-columns-repeated="2" office:value-type="float" office:value="2.12" calcext:value-type="float">
            <text:p>2.12</text:p>
          </table:table-cell>
          <table:table-cell table:formula="of:=AVERAGE([.A96:.H96])" office:value-type="float" office:value="2.115" calcext:value-type="float">
            <text:p>2.115</text:p>
          </table:table-cell>
          <table:table-cell table:number-columns-repeated="9"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number-columns-repeated="3" office:value-type="float" office:value="2.19" calcext:value-type="float">
            <text:p>2.19</text:p>
          </table:table-cell>
          <table:table-cell office:value-type="float" office:value="2.18" calcext:value-type="float">
            <text:p>2.18</text:p>
          </table:table-cell>
          <table:table-cell table:formula="of:=AVERAGE([.A97:.H97])" office:value-type="float" office:value="2.18625" calcext:value-type="float">
            <text:p>2.186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.12" calcext:value-type="float">
            <text:p>2.12</text:p>
          </table:table-cell>
          <table:table-cell office:value-type="float" office:value="2.11" calcext:value-type="float">
            <text:p>2.11</text:p>
          </table:table-cell>
          <table:table-cell office:value-type="float" office:value="2.14" calcext:value-type="float">
            <text:p>2.14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office:value-type="float" office:value="2.12" calcext:value-type="float">
            <text:p>2.12</text:p>
          </table:table-cell>
          <table:table-cell table:formula="of:=AVERAGE([.A98:.H98])" office:value-type="float" office:value="2.11875" calcext:value-type="float">
            <text:p>2.119</text:p>
          </table:table-cell>
          <table:table-cell table:number-columns-repeated="9"/>
        </table:table-row>
        <table:table-row table:style-name="ro1">
          <table:table-cell table:number-columns-repeated="4" office:value-type="float" office:value="2.12" calcext:value-type="float">
            <text:p>2.12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2.12" calcext:value-type="float">
            <text:p>2.12</text:p>
          </table:table-cell>
          <table:table-cell table:formula="of:=AVERAGE([.A99:.H99])" office:value-type="float" office:value="2.12125" calcext:value-type="float">
            <text:p>2.121</text:p>
          </table:table-cell>
          <table:table-cell table:number-columns-repeated="9"/>
        </table:table-row>
        <table:table-row table:style-name="ro1">
          <table:table-cell table:number-columns-repeated="8" office:value-type="float" office:value="2.2" calcext:value-type="float">
            <text:p>2.2</text:p>
          </table:table-cell>
          <table:table-cell table:formula="of:=AVERAGE([.A100:.H100])" office:value-type="float" office:value="2.2" calcext:value-type="float">
            <text:p>2.200</text:p>
          </table:table-cell>
          <table:table-cell table:number-columns-repeated="9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number-columns-repeated="2" office:value-type="float" office:value="2.11" calcext:value-type="float">
            <text:p>2.11</text:p>
          </table:table-cell>
          <table:table-cell table:number-columns-repeated="5" office:value-type="float" office:value="2.12" calcext:value-type="float">
            <text:p>2.12</text:p>
          </table:table-cell>
          <table:table-cell table:formula="of:=AVERAGE([.A101:.H101])" office:value-type="float" office:value="2.1175" calcext:value-type="float">
            <text:p>2.11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20:27:46.634081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0:28:24.157715106</meta:creation-date>
    <meta:editing-duration>P0D</meta:editing-duration>
    <meta:editing-cycles>1</meta:editing-cycles>
    <meta:generator>LibreOffice/5.4.2.2$Linux_X86_64 LibreOffice_project/40m0$Build-2</meta:generator>
    <meta:document-statistic meta:table-count="2" meta:cell-count="14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minimum="1.8" chart:maximum="2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Frecuencia</text:p>
        </chart:title>
        <chart:subtitle svg:x="6.977cm" svg:y="1.275cm" chart:style-name="ch3">
          <text:p>Cool+ Solo</text:p>
        </chart:subtitle>
        <chart:legend chart:legend-position="end" svg:x="13.201cm" svg:y="4.201cm" style:legend-expansion="high" chart:style-name="ch4"/>
        <chart:plot-area chart:style-name="ch5" table:cell-range-address="'thread-freqs-0'.I1:'thread-freqs-0'.I101" chart:data-source-has-labels="row" svg:x="1.331cm" svg:y="2.138cm" svg:width="11.55cm" svg:height="5.701cm">
          <chartooo:coordinate-region svg:x="2.429cm" svg:y="2.338cm" svg:width="10.452cm" svg:height="4.709cm"/>
          <chart:axis chart:dimension="x" chart:name="primary-x" chart:style-name="ch6">
            <chart:title svg:x="5.223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thread-freqs-0'.I2:'thread-freqs-0'.I101" chart:label-cell-address="'thread-freqs-0'.I1:'thread-freqs-0'.I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'thread-freqs-0'.I1:'thread-freqs-0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825">
                <text:p>2.1825</text:p>
                <draw:g>
                  <svg:desc>'thread-freqs-0'.I2:'thread-freqs-0'.I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875">
                <text:p>1.9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9125">
                <text:p>2.09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775">
                <text:p>2.1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1875">
                <text:p>2.1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775">
                <text:p>2.1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9625">
                <text:p>1.99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975">
                <text:p>2.19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1125">
                <text:p>2.11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125">
                <text:p>2.1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8625">
                <text:p>2.18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325">
                <text:p>2.3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8375">
                <text:p>2.18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0625">
                <text:p>2.1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7875">
                <text:p>2.17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125">
                <text:p>2.3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275">
                <text:p>2.2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625">
                <text:p>2.05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175">
                <text:p>2.11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4625">
                <text:p>2.24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25">
                <text:p>2.0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2625">
                <text:p>2.12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05">
                <text:p>2.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9625">
                <text:p>2.09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825">
                <text:p>2.1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6625">
                <text:p>2.06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1375">
                <text:p>2.11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7625">
                <text:p>2.17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5125">
                <text:p>2.25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875">
                <text:p>2.19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7375">
                <text:p>2.073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3125">
                <text:p>2.2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4375">
                <text:p>2.24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675">
                <text:p>2.0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5875">
                <text:p>2.15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45">
                <text:p>2.2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625">
                <text:p>2.06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9375">
                <text:p>2.1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25">
                <text:p>2.1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075">
                <text:p>2.1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9625">
                <text:p>2.19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8875">
                <text:p>2.18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8625">
                <text:p>2.18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1875">
                <text:p>2.1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2125">
                <text:p>2.12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175">
                <text:p>2.1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19cm" svg:y="0.316cm" chart:style-name="ch2">
          <text:p>Frecuencia</text:p>
        </chart:title>
        <chart:subtitle svg:x="6.977cm" svg:y="1.275cm" chart:style-name="ch3">
          <text:p>Cool+ Solo</text:p>
        </chart:subtitle>
        <chart:legend chart:legend-position="end" svg:x="13.201cm" svg:y="4.201cm" style:legend-expansion="high" chart:style-name="ch4"/>
        <chart:plot-area chart:style-name="ch5" table:cell-range-address="'core-temps-0'.E1:'core-temps-0'.E101" chart:data-source-has-labels="row" svg:x="1.331cm" svg:y="2.138cm" svg:width="11.55cm" svg:height="5.701cm">
          <chartooo:coordinate-region svg:x="1.952cm" svg:y="2.337cm" svg:width="10.929cm" svg:height="4.71cm"/>
          <chart:axis chart:dimension="x" chart:name="primary-x" chart:style-name="ch6">
            <chart:title svg:x="5.223cm" svg:y="8.019cm" chart:style-name="ch7">
              <text:p>Tiempo (Intervalos de 5s)</text:p>
            </chart:title>
          </chart:axis>
          <chart:axis chart:dimension="y" chart:name="primary-y" chart:style-name="ch8">
            <chart:title svg:x="0.451cm" svg:y="6.315cm" chart:style-name="ch9">
              <text:p>Frecuencia (GHz)</text:p>
            </chart:title>
            <chart:grid chart:style-name="ch10" chart:class="major"/>
          </chart:axis>
          <chart:series chart:style-name="ch11" chart:values-cell-range-address="'core-temps-0'.E2:'core-temps-0'.E101" chart:label-cell-address="'core-temps-0'.E1:'core-temps-0'.E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'core-temps-0'.E1:'core-temps-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5">
                <text:p>90.5</text:p>
                <draw:g>
                  <svg:desc>'core-temps-0'.E2:'core-temps-0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